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8fd9a" officeooo:paragraph-rsid="0018fd9a"/>
    </style:style>
    <style:style style:name="P2" style:family="paragraph" style:parent-style-name="Standard">
      <style:text-properties officeooo:rsid="001972b0" officeooo:paragraph-rsid="001972b0"/>
    </style:style>
    <style:style style:name="P3" style:family="paragraph" style:parent-style-name="Standard">
      <style:text-properties officeooo:rsid="001972b0" officeooo:paragraph-rsid="001bce73"/>
    </style:style>
    <style:style style:name="P4" style:family="paragraph" style:parent-style-name="Standard">
      <style:text-properties officeooo:rsid="001972b0" officeooo:paragraph-rsid="001dcdf2"/>
    </style:style>
    <style:style style:name="P5" style:family="paragraph" style:parent-style-name="Standard">
      <style:text-properties officeooo:rsid="001972b0" officeooo:paragraph-rsid="001e7dd6"/>
    </style:style>
    <style:style style:name="P6" style:family="paragraph" style:parent-style-name="Standard">
      <style:text-properties officeooo:rsid="001af573" officeooo:paragraph-rsid="001af573"/>
    </style:style>
    <style:style style:name="T1" style:family="text">
      <style:text-properties officeooo:rsid="001bce73"/>
    </style:style>
    <style:style style:name="T2" style:family="text">
      <style:text-properties officeooo:rsid="001e7d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hat is Memory Management ?</text:p>
      <text:p text:style-name="P1"/>
      <text:p text:style-name="P1">a. Managing Hard Disk </text:p>
      <text:p text:style-name="P1">b, RAM Management </text:p>
      <text:p text:style-name="P1">c. ROM Management</text:p>
      <text:p text:style-name="P1">d. None of the above</text:p>
      <text:p text:style-name="P1"/>
      <text:p text:style-name="P1">2. Which option in not an Operating system type ?</text:p>
      <text:p text:style-name="P1"/>
      <text:p text:style-name="P1">a. Batch </text:p>
      <text:p text:style-name="P1">b. Real-Time</text:p>
      <text:p text:style-name="P1">c. Soft real-time systems</text:p>
      <text:p text:style-name="P1">d. Web</text:p>
      <text:p text:style-name="P1"/>
      <text:p text:style-name="P1">3. <text:s/>Which option in not an Operating system service ?</text:p>
      <text:p text:style-name="P1"/>
      <text:p text:style-name="P1">a. Error Handling</text:p>
      <text:p text:style-name="P1">b. Program execution</text:p>
      <text:p text:style-name="P1">c. Bug Detection </text:p>
      <text:p text:style-name="P1">d. Resource Allocation</text:p>
      <text:p text:style-name="P1"/>
      <text:p text:style-name="P1">4. When a program is loaded into the memory and it becomes a process, it can be divided into four</text:p>
      <text:p text:style-name="P1">sections</text:p>
      <text:p text:style-name="P1"/>
      <text:p text:style-name="P1">a. stack, heap, text and linked list</text:p>
      <text:p text:style-name="P1">b. stack, heap, text and data</text:p>
      <text:p text:style-name="P1">c. stack, queue, text and data</text:p>
      <text:p text:style-name="P1">d. None of the above</text:p>
      <text:p text:style-name="P1"/>
      <text:p text:style-name="P1">5. Process Life Cycle has the following states</text:p>
      <text:p text:style-name="P1"/>
      <text:p text:style-name="P1">a. Start, Ready, Running, Waiting and Terminated</text:p>
      <text:p text:style-name="P1">b. Start , Stop , Forward, Remove </text:p>
      <text:p text:style-name="P1">c. Execute and Terminate</text:p>
      <text:p text:style-name="P2">d. None of the above</text:p>
      <text:p text:style-name="P2"/>
      <text:p text:style-name="P2"><text:span text:style-name="T1">6</text:span>. What is the full form of PCB</text:p>
      <text:p text:style-name="P2"/>
      <text:p text:style-name="P2">a. Process Control Board </text:p>
      <text:p text:style-name="P2">b <text:s/>Process Control Block</text:p>
      <text:p text:style-name="P2">c. <text:s/>Process Control Bank</text:p>
      <text:p text:style-name="P2">d. None of the above</text:p>
      <text:p text:style-name="P2"/>
      <text:p text:style-name="P3"><text:span text:style-name="T1">7</text:span>. <text:span text:style-name="T1">We identify a process using its ______</text:span></text:p>
      <text:p text:style-name="P3"/>
      <text:p text:style-name="P3">a. <text:s/><text:span text:style-name="T1">BID</text:span></text:p>
      <text:p text:style-name="P3">b <text:s text:c="2"/><text:span text:style-name="T1">PID</text:span></text:p>
      <text:p text:style-name="P3">c. <text:s/><text:span text:style-name="T1">RID</text:span></text:p>
      <text:p text:style-name="P3">d. <text:s/><text:span text:style-name="T1">TID</text:span></text:p>
      <text:p text:style-name="P5"><text:soft-page-break/><text:span text:style-name="T1">8</text:span>. A <text:span text:style-name="T2">THREAD</text:span> is also called a __________</text:p>
      <text:p text:style-name="P3"/>
      <text:p text:style-name="P5">a. <text:s/>lightweight process</text:p>
      <text:p text:style-name="P5">b <text:s text:c="2"/><text:span text:style-name="T2">interrupt</text:span></text:p>
      <text:p text:style-name="P5">c. <text:s/><text:span text:style-name="T2">process block </text:span></text:p>
      <text:p text:style-name="P5">d. <text:s/>None of the above</text:p>
      <text:p text:style-name="P6"><text:s/></text:p>
      <text:p text:style-name="P4"><text:span text:style-name="T2">9</text:span>. <text:span text:style-name="T2">What is the full form of IPC</text:span></text:p>
      <text:p text:style-name="P4"/>
      <text:p text:style-name="P4">a. <text:s/>Inter-<text:span text:style-name="T2">processor</text:span> communication</text:p>
      <text:p text:style-name="P4">b <text:s text:c="2"/>Inter-process communication</text:p>
      <text:p text:style-name="P4">c. <text:s/>Inter-<text:span text:style-name="T2">pid</text:span> communication</text:p>
      <text:p text:style-name="P5">d. <text:s/>None of the above</text:p>
      <text:p text:style-name="P5"/>
      <text:p text:style-name="P5"/>
      <text:p text:style-name="P5"><text:span text:style-name="T2">10</text:span>. <text:span text:style-name="T2">Which process has the their PID as 1</text:span></text:p>
      <text:p text:style-name="P5"/>
      <text:p text:style-name="P5">a. <text:s/><text:span text:style-name="T2">The last process which <text:s/>is created </text:span></text:p>
      <text:p text:style-name="P5">b <text:s text:c="2"/><text:span text:style-name="T2">Any process <text:s/></text:span></text:p>
      <text:p text:style-name="P5">c. <text:s/><text:span text:style-name="T2">The first process which is created </text:span></text:p>
      <text:p text:style-name="P5">d. <text:s/>None of the abo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09:16:18.547130603</meta:creation-date>
    <dc:date>2018-04-02T14:20:57.646396885</dc:date>
    <meta:editing-duration>PT9M45S</meta:editing-duration>
    <meta:editing-cycles>1</meta:editing-cycles>
    <meta:generator>LibreOffice/6.0.2.1.0$Linux_X86_64 LibreOffice_project/00m0$Build-1</meta:generator>
    <meta:document-statistic meta:table-count="0" meta:image-count="0" meta:object-count="0" meta:page-count="2" meta:paragraph-count="52" meta:word-count="254" meta:character-count="1336" meta:non-whitespace-character-count="1097"/>
  </office:meta>
</office:document-meta>
</file>